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name: "Create Logs file - /var/log/{{ app_name }}"</text:p>
      <text:p text:style-name="Standard"><text:s text:c="2"/>file: path=/var/log/{{ app_name }} state=directory mode=755 owner={{ user_name }} group={{ user_name }}</text:p>
      <text:p text:style-name="Standard"><text:s text:c="2"/>become: yes</text:p>
      <text:p text:style-name="Standard"/>
      <text:p text:style-name="Standard">- name: "Create Logs file - /var/run/{{ app_name }}"</text:p>
      <text:p text:style-name="Standard"><text:s text:c="2"/>file: path=/var/run/{{ app_name }} state=directory mode=755 owner={{ user_name }} group={{ user_name }}</text:p>
      <text:p text:style-name="Standard"><text:s text:c="2"/>become: yes</text:p>
      <text:p text:style-name="Standard"/>
      <text:p text:style-name="Standard">- name: Git pull code</text:p>
      <text:p text:style-name="Standard"><text:s text:c="2"/>git:</text:p>
      <text:p text:style-name="Standard"><text:s text:c="4"/>repo: "{{ repo_org }}/{{ repo_name }}.git"</text:p>
      <text:p text:style-name="Standard"><text:s text:c="4"/>dest: "/home/{{ user_name }}/{{ project_dir }}/{{ app_name }}"</text:p>
      <text:p text:style-name="Standard"><text:s text:c="4"/>accept_hostkey: yes</text:p>
      <text:p text:style-name="Standard"><text:s text:c="4"/>force: yes</text:p>
      <text:p text:style-name="Standard"><text:s text:c="4"/>version: "{{ tag_name }}"</text:p>
      <text:p text:style-name="Standard"><text:s text:c="4"/>key_file: "/home/{{ user_name }}/.ssh/id_rsa"</text:p>
      <text:p text:style-name="Standard"><text:s text:c="2"/>become: yes</text:p>
      <text:p text:style-name="Standard"><text:s text:c="2"/>become_user: "{{ user_name }}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1:52.685243814</meta:creation-date>
    <dc:date>2019-02-13T17:52:57.654917848</dc:date>
    <meta:editing-duration>PT1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84" meta:character-count="639" meta:non-whitespace-character-count="533"/>
  </office:meta>
</office:document-meta>
</file>